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A2" style:family="table-cell">
      <style:table-cell-properties style:vertical-align="middle" fo:padding="0.097cm" fo:border="none"/>
    </style:style>
    <style:style style:name="Tableau2.3" style:family="table-row">
      <style:table-row-properties style:min-row-height="1.577cm"/>
    </style:style>
    <style:style style:name="Table1" style:family="table">
      <style:table-properties style:width="16.932cm" table:align="margins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18cm solid #333333" fo:border-right="none" fo:border-top="none" fo:border-bottom="none"/>
    </style:style>
    <style:style style:name="Table2" style:family="table">
      <style:table-properties style:width="16.932cm" table:align="margins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18cm solid #333333" fo:border-right="none" fo:border-top="none" fo:border-bottom="none"/>
    </style:style>
    <style:style style:name="Table3" style:family="table">
      <style:table-properties style:width="16.932cm" table:align="margins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18cm solid #333333" fo:border-right="none" fo:border-top="none" fo:border-bottom="none"/>
    </style:style>
    <style:style style:name="Table5" style:family="table">
      <style:table-properties style:width="16.932cm" table:align="margins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18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18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18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3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6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7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9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0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1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3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letter-spacing="-0.009cm" fo:font-weight="bold" style:font-weight-asian="bold" style:font-weight-complex="bold"/>
    </style:style>
    <style:style style:name="T21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8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font-name="Bitstream Charter" fo:font-style="italic" style:font-style-asian="italic" style:font-style-complex="italic"/>
    </style:style>
    <style:style style:name="T31" style:family="text">
      <style:text-properties style:font-name="Bitstream Charter" fo:letter-spacing="-0.009cm" fo:font-style="italic" style:font-style-asian="italic" style:font-style-complex="italic"/>
    </style:style>
    <style:style style:name="T32" style:family="text">
      <style:text-properties style:text-position="super 58%"/>
    </style:style>
    <style:style style:name="T33" style:family="text">
      <style:text-properties fo:color="#000000"/>
    </style:style>
    <style:style style:name="T34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5" style:family="text">
      <style:text-properties fo:color="#000000" style:font-name="Bitstream Charter" fo:font-style="italic" style:font-style-asian="italic" style:font-style-complex="itali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9">9 rue Eugène Crétel</text:p>
            <text:p text:style-name="P29">91300 Massy, France</text:p>
            <text:p text:style-name="P28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14">Ingénieur Expert en Optimisation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Depuis Sept.</text:p>
            <text:p text:style-name="P22"><text:s/>2011</text:p>
          </table:table-cell>
          <table:table-cell table:style-name="Tableau2.B1" office:value-type="string">
            <text:p text:style-name="P7">Ingénieur Expert à INRIA Saclay-IDF, Équipe TAO <text:span text:style-name="T36">(Apprentissage et Optimisation)</text:span></text:p>
            <text:p text:style-name="Standard"><text:span text:style-name="T28">Développement collaboratif au sein du Projet Mash </text:span><text:span text:style-name="T26">(</text:span><text:a xlink:type="simple" xlink:href="http://mash-project.eu/"><text:span text:style-name="T26">http://mash-project.eu/</text:span></text:a><text:span text:style-name="T26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2" office:value-type="string">
            <text:p text:style-name="P22">2011</text:p>
            <text:p text:style-name="P22">- <text:s/></text:p>
            <text:p text:style-name="P22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6">(Apprentissage et Optimisation)</text:span></text:p>
            <text:p text:style-name="Standard"><text:span text:style-name="T28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1" office:value-type="string">
            <text:p text:style-name="P22">2010</text:p>
            <text:p text:style-name="P22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22">2009</text:p>
            <text:p text:style-name="P22">6 mois</text:p>
          </table:table-cell>
          <table:table-cell table:style-name="Tableau2.B1" office:value-type="string">
            <text:p text:style-name="Standard"><text:span text:style-name="T28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3">Titre:</text:span> <text:span text:style-name="T25">Raffinement d'abstraction de composants matériels pour la vérification par model checking.</text:span></text:p>
                  <text:p text:style-name="Standard"><text:span text:style-name="T13">Thèmes:</text:span> <text:span text:style-name="T25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22">2008</text:p>
            <text:p text:style-name="P22">6 mois</text:p>
          </table:table-cell>
          <table:table-cell table:style-name="Tableau2.B1" office:value-type="string">
            <text:p text:style-name="Standard"><text:span text:style-name="T28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3">Titre:</text:span> <text:span text:style-name="T25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3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2009</text:p>
          </table:table-cell>
          <table:table-cell table:style-name="Tableau3.B1" office:value-type="string">
            <text:p text:style-name="P24">Master de recherche : Modèles, Optimisation, Programmation et Services. </text:p>
            <text:p text:style-name="P30"><text:span text:style-name="T3">Université d’Evry-Val-d’Essonne, France</text:span><text:span text:style-name="T4">.</text:span> <text:s text:c="4"/></text:p>
            <text:p text:style-name="P5"><text:span text:style-name="T37">Majeurs:</text:span> Optimisation, Apprentissage automatique, Recherche opérationnelle.</text:p>
            <text:p text:style-name="P5"><text:span text:style-name="T37">Mineurs:</text:span> systèmes distribués<text:span text:style-name="T33">, programmation linéaire.</text:span></text:p>
          </table:table-cell>
        </table:table-row>
        <table:table-row>
          <table:table-cell table:style-name="Tableau3.A1" office:value-type="string">
            <text:p text:style-name="P21">2008</text:p>
          </table:table-cell>
          <table:table-cell table:style-name="Tableau3.B1" office:value-type="string">
            <text:p text:style-name="P25"><text:span text:style-name="T2">Maîtrise en Sciences Informatiques : Génie Logiciel et Programmation.</text:span><text:span text:style-name="T7"> </text:span></text:p>
            <text:p text:style-name="P26"><text:span text:style-name="T3">Université de Carthage, Tunisie.</text:span><text:span text:style-name="T23"> </text:span><text:span text:style-name="T24"><text:s/></text:span></text:p>
            <text:p text:style-name="P32">Avec mention bien (3<text:span text:style-name="T32">ème</text:span>/64).</text:p>
            <text:p text:style-name="P31"><text:span text:style-name="T37">Majeurs:</text:span> Ateliers de génie logiciel. <text:span text:style-name="T37">Mineurs:</text:span> Architecture des systèmes <text:span text:style-name="T33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1">2004</text:p>
          </table:table-cell>
          <table:table-cell table:style-name="Tableau3.B1" office:value-type="string">
            <text:p text:style-name="P24">DEUPC en Mathématiques et Sciences Informatiques.</text:p>
            <text:p text:style-name="P26"><text:span text:style-name="T3">Université de Carthage, Tunisie.</text:span><text:span text:style-name="T23"> </text:span><text:span text:style-name="T24"><text:s/></text:span></text:p>
            <text:p text:style-name="P5"><text:span text:style-name="T37">Majeurs:</text:span> Sciences informatiques, Mathématiques. <text:span text:style-name="T37">Mineurs:</text:span> Physiques, Statistiques<text:span text:style-name="T33">.</text:span></text:p>
            <text:p text:style-name="P13"><text:soft-page-break/></text:p>
          </table:table-cell>
        </table:table-row>
      </table:table>
      <text:p text:style-name="P19"/>
      <text:p text:style-name="P19"><text:s text:c="61"/>Compétences Spécifiques</text:p>
      <text:p text:style-name="P27"/>
      <text:p text:style-name="Standard"><text:span text:style-name="T11"><text:tab/><text:tab/></text:span><text:span text:style-name="T17">Programmation:</text:span><text:span text:style-name="T38"> </text:span><text:span text:style-name="T29">C/C++(Expert), J2EE(Familier), Cuda(base).</text:span></text:p>
      <text:p text:style-name="P34"><text:span text:style-name="T21"><text:tab/><text:tab/></text:span><text:span text:style-name="T18">API:</text:span><text:span text:style-name="T30"> JNI, SWING. </text:span></text:p>
      <text:p text:style-name="P34"><text:span text:style-name="T20"><text:tab/><text:tab/></text:span><text:span text:style-name="T18">IDE:</text:span> <text:span text:style-name="T30">Vim, Eclipse, NetBeans.</text:span></text:p>
      <text:p text:style-name="P34"><text:span text:style-name="T20"><text:tab/><text:tab/></text:span><text:span text:style-name="T18">Debugging:</text:span><text:span text:style-name="T22"> </text:span><text:span text:style-name="T30">DDD. <text:s text:c="2"/></text:span><text:s/></text:p>
      <text:p text:style-name="P34"><text:span text:style-name="T20"><text:tab/><text:tab/></text:span><text:span text:style-name="T18">Gestionnaires de Versions:</text:span> <text:span text:style-name="T30">CVS, SVN, GIT. </text:span><text:s text:c="3"/></text:p>
      <text:p text:style-name="P34"><text:span text:style-name="T20"><text:tab/><text:tab/></text:span><text:span text:style-name="T18">Scripts:</text:span> <text:span text:style-name="T30">Shell, Sed, </text:span><text:span text:style-name="T35">Awk, O</text:span><text:span text:style-name="T30">ctave.</text:span><text:line-break/><text:tab/><text:tab/><text:span text:style-name="T18">Gestion de bases de données:</text:span> <text:span text:style-name="T30">Oracle, PL/SQL, MySQL.</text:span></text:p>
      <text:p text:style-name="P34"><text:span text:style-name="T20"><text:tab/><text:tab/></text:span><text:span text:style-name="T18">Systèmes d'exploitation:</text:span><text:span text:style-name="T22"> </text:span><text:span text:style-name="T31">MS Windows, Linux, MacOS.</text:span></text:p>
      <text:p text:style-name="P15"><text:s text:c="79"/>Formations</text:p>
      <text:p text:style-name="P16"/>
      <text:p text:style-name="P11"><text:tab/><text:tab/>Avril 2011: École de printemps GRID'5000 (5 jours):</text:p>
      <text:p text:style-name="Standard"><text:span text:style-name="T19"><text:tab/> <text:s text:c="9"/></text:span><text:span text:style-name="T15">-</text:span><text:span text:style-name="T16"> </text:span><text:span text:style-name="T15">Clouds computing et déploiement d'environnements virtualisés.</text:span></text:p>
      <text:p text:style-name="P11"><text:tab/><text:tab/>Avril 2011: Formation intensive à l'INRIA-Saclay (3 jours):</text:p>
      <text:p text:style-name="Standard"><text:span text:style-name="T10"><text:tab/> <text:s text:c="13"/></text:span><text:span text:style-name="T15">- Programmation GPGPU.</text:span></text:p>
      <text:p text:style-name="P12"><text:span text:style-name="T10"><text:tab/><text:tab/>Janvier 2011: Formation intensive à l'INRIA-Rocquencourt (3 jours):</text:span> </text:p>
      <text:p text:style-name="Standard"><text:tab/> <text:s text:c="11"/><text:span text:style-name="T15"><text:s/>- Programmation parallèle avec MPI.</text:span></text:p>
      <text:p text:style-name="Standard"><text:tab/> <text:s text:c="11"/><text:span text:style-name="T15"><text:s/>- Programmation GPU avec Cuda.</text:span></text:p>
      <text:p text:style-name="P11"><text:tab/><text:tab/>Avril 2010: École de printemps GRID'5000 (5 jours):</text:p>
      <text:p text:style-name="Standard"><text:tab/> <text:s text:c="12"/><text:span text:style-name="T15">- Expérimentations grande échelle sur les grilles de calcul et plan d'expérience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1">2010</text:p>
          </table:table-cell>
          <table:table-cell table:style-name="Tableau4.B1" office:value-type="string">
            <text:p text:style-name="Standard"><text:span text:style-name="T9">MoGoDroid</text:span>: Application<text:span text:style-name="T15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21">2011</text:p>
            <text:p text:style-name="P21"><text:s/>-</text:p>
            <text:p text:style-name="P21"><text:s/>2009</text:p>
          </table:table-cell>
          <table:table-cell table:style-name="Tableau4.B1" office:value-type="string">
            <text:p text:style-name="Standard"><text:span text:style-name="T9">MoGo</text:span>:<text:span text:style-name="T36"> </text:span><text:span text:style-name="T15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5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21">2011</text:p>
            <text:p text:style-name="P21">-</text:p>
            <text:p text:style-name="P21">2009</text:p>
          </table:table-cell>
          <table:table-cell table:style-name="Tableau4.B1" office:value-type="string">
            <text:p text:style-name="P23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<text:s/>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8"/>
      <text:p text:style-name="P18"><text:s text:c="69"/>Languages et Intérêts</text:p>
      <text:p text:style-name="P8"><text:tab/><text:tab/></text:p>
      <text:p text:style-name="P8"><text:tab/><text:tab/>Langages</text:p>
      <text:p text:style-name="P9"><text:tab/><text:tab/>Français(courant), Anglais(TOEIC).</text:p>
      <text:p text:style-name="P8"/>
      <text:p text:style-name="P8"><text:tab/><text:tab/>Intérêts</text:p>
      <text:p text:style-name="P9"><text:tab/><text:tab/>Développement libre (https://github.com/haspeleo), Planche à voile et lecture.</text:p>
      <text:p text:style-name="P9"><text:tab/><text:tab/>Membre fondateur/Conseiller Technique dans le club de spéléologie de Bizerte <text:tab/><text:tab/> <text:s text:c="7"/><text:tab/><text:tab/><text:tab/>(http://www.speleobizerte.creajn.com)</text:p>
      <text:p text:style-name="P9"><text:tab/><text:tab/>Diplôme en premiers secours et volontaire pour les compagnes de prévention routière.</text:p>
      <text:p text:style-name="P20"/>
      <text:p text:style-name="P20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0:38:55</dc:date>
    <meta:editing-duration>PT75H52M08S</meta:editing-duration>
    <meta:editing-cycles>237</meta:editing-cycles>
    <meta:generator>OpenOffice.org/3.0$Linux OpenOffice.org_project/300m15$Build-9379</meta:generator>
    <meta:printed-by>hassen DOGHMEN</meta:printed-by>
    <meta:print-date>2011-09-27T10:00:50</meta:print-date>
    <dc:creator>hassen DOGHMEN</dc:creator>
    <meta:document-statistic meta:table-count="11" meta:image-count="0" meta:object-count="0" meta:page-count="2" meta:paragraph-count="110" meta:word-count="628" meta:character-count="5291"/>
    <meta:user-defined meta:name="Info 1"/>
    <meta:user-defined meta:name="Info 2"/>
    <meta:user-defined meta:name="Info 3"/>
    <meta:user-defined meta:name="Info 4"/>
  </office:meta>
</office:document-meta>
</file>